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81pt" style:use-optimal-column-width="false"/>
    </style:style>
    <style:style style:name="ACOL-3" style:family="table-column">
      <style:table-column-properties style:column-width="65.25pt" style:use-optimal-column-width="fals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4"/>
        <table:table-column table:default-cell-style-name="ACE-5" table:style-name="ACOL-2"/>
        <table:table-column table:default-cell-style-name="ACE-5" table:style-name="ACOL-3"/>
        <table:table-column table:default-cell-style-name="ACE-1" table:style-name="ACOL-1" table:number-columns-repeated="2"/>
        <table:table-column table:default-cell-style-name="ACE-1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4" office:value-type="string">
            <text:p>Fehlerquote</text:p>
          </table:table-cell>
          <table:table-cell table:style-name="ACE-4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2" table:style-name="ACE-0"/>
          <table:table-cell table:number-columns-repeated="118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2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44">
            <text:p>744</text:p>
          </table:table-cell>
          <table:table-cell table:style-name="ACE-5" table:formula="of:=([.C2]/[.D2])" office:value-type="float" office:value="0.14784946236559141">
            <text:p>14.78%</text:p>
          </table:table-cell>
          <table:table-cell table:style-name="ACE-5" table:formula="of:=(1-[.E2])" office:value-type="float" office:value="0.85215053763440862">
            <text:p>85.2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5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753">
            <text:p>753</text:p>
          </table:table-cell>
          <table:table-cell table:style-name="ACE-5" table:formula="of:=([.C3]/[.D3])" office:value-type="float" office:value="0.16865869853917662">
            <text:p>16.87%</text:p>
          </table:table-cell>
          <table:table-cell table:style-name="ACE-5" table:formula="of:=(1-[.E3])" office:value-type="float" office:value="0.83134130146082341">
            <text:p>83.1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31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1060">
            <text:p>1060</text:p>
          </table:table-cell>
          <table:table-cell table:style-name="ACE-5" table:formula="of:=([.C4]/[.D4])" office:value-type="float" office:value="0.12924528301886792">
            <text:p>12.92%</text:p>
          </table:table-cell>
          <table:table-cell table:style-name="ACE-5" table:formula="of:=(1-[.E4])" office:value-type="float" office:value="0.87075471698113205">
            <text:p>87.0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78</text:p>
          </table:table-cell>
          <table:table-cell table:style-name="ACE-1" office:value-type="float" office:value="356">
            <text:p>356</text:p>
          </table:table-cell>
          <table:table-cell table:style-name="ACE-1" office:value-type="float" office:value="1023">
            <text:p>1023</text:p>
          </table:table-cell>
          <table:table-cell table:style-name="ACE-5" table:formula="of:=([.C5]/[.D5])" office:value-type="float" office:value="0.34799608993157383">
            <text:p>34.80%</text:p>
          </table:table-cell>
          <table:table-cell table:style-name="ACE-5" table:formula="of:=(1-[.E5])" office:value-type="float" office:value="0.65200391006842617">
            <text:p>65.20%</text:p>
          </table:table-cell>
          <table:table-cell table:style-name="ACE-5"/>
          <table:table-cell table:number-columns-repeated="121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145</text:p>
          </table:table-cell>
          <table:table-cell table:style-name="ACE-1" office:value-type="float" office:value="457">
            <text:p>457</text:p>
          </table:table-cell>
          <table:table-cell table:style-name="ACE-1" office:value-type="float" office:value="1047">
            <text:p>1047</text:p>
          </table:table-cell>
          <table:table-cell table:style-name="ACE-5" table:formula="of:=([.C6]/[.D6])" office:value-type="float" office:value="0.43648519579751671">
            <text:p>43.65%</text:p>
          </table:table-cell>
          <table:table-cell table:style-name="ACE-5" table:formula="of:=(1-[.E6])" office:value-type="float" office:value="0.56351480420248334">
            <text:p>56.3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1</text:p>
          </table:table-cell>
          <table:table-cell table:style-name="ACE-1" office:value-type="float" office:value="365">
            <text:p>365</text:p>
          </table:table-cell>
          <table:table-cell table:style-name="ACE-1" office:value-type="float" office:value="1006">
            <text:p>1006</text:p>
          </table:table-cell>
          <table:table-cell table:style-name="ACE-5" table:formula="of:=([.C7]/[.D7])" office:value-type="float" office:value="0.36282306163021871">
            <text:p>36.28%</text:p>
          </table:table-cell>
          <table:table-cell table:style-name="ACE-5" table:formula="of:=(1-[.E7])" office:value-type="float" office:value="0.63717693836978129">
            <text:p>63.7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6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1017">
            <text:p>1017</text:p>
          </table:table-cell>
          <table:table-cell table:style-name="ACE-5" table:formula="of:=([.C8]/[.D8])" office:value-type="float" office:value="0.19665683382497542">
            <text:p>19.67%</text:p>
          </table:table-cell>
          <table:table-cell table:style-name="ACE-5" table:formula="of:=(1-[.E8])" office:value-type="float" office:value="0.80334316617502455">
            <text:p>80.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59</text:p>
          </table:table-cell>
          <table:table-cell table:style-name="ACE-1" office:value-type="float" office:value="444">
            <text:p>444</text:p>
          </table:table-cell>
          <table:table-cell table:style-name="ACE-1" office:value-type="float" office:value="994">
            <text:p>994</text:p>
          </table:table-cell>
          <table:table-cell table:style-name="ACE-5" table:formula="of:=([.C9]/[.D9])" office:value-type="float" office:value="0.44668008048289737">
            <text:p>44.67%</text:p>
          </table:table-cell>
          <table:table-cell table:style-name="ACE-5" table:formula="of:=(1-[.E9])" office:value-type="float" office:value="0.55331991951710258">
            <text:p>55.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63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1001">
            <text:p>1001</text:p>
          </table:table-cell>
          <table:table-cell table:style-name="ACE-5" table:formula="of:=([.C10]/[.D10])" office:value-type="float" office:value="0.52447552447552448">
            <text:p>52.45%</text:p>
          </table:table-cell>
          <table:table-cell table:style-name="ACE-5" table:formula="of:=(1-[.E10])" office:value-type="float" office:value="0.47552447552447552">
            <text:p>47.5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70</text:p>
          </table:table-cell>
          <table:table-cell table:style-name="ACE-1" office:value-type="float" office:value="393">
            <text:p>393</text:p>
          </table:table-cell>
          <table:table-cell table:style-name="ACE-1" office:value-type="float" office:value="1069">
            <text:p>1069</text:p>
          </table:table-cell>
          <table:table-cell table:style-name="ACE-5" table:formula="of:=([.C11]/[.D11])" office:value-type="float" office:value="0.3676333021515435">
            <text:p>36.76%</text:p>
          </table:table-cell>
          <table:table-cell table:style-name="ACE-5" table:formula="of:=(1-[.E11])" office:value-type="float" office:value="0.63236669784845656">
            <text:p>63.24%</text:p>
          </table:table-cell>
          <table:table-cell table:style-name="ACE-5" table:formula="of:=(SUM([.C1:.C11])/SUM([.D1:.D11]))" office:value-type="float" office:value="0.32056825200741196">
            <text:p>32.06%</text:p>
          </table:table-cell>
          <table:table-cell table:style-name="ACE-5" table:formula="of:=(1-[.G11])" office:value-type="float" office:value="0.67943174799258799">
            <text:p>67.9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16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932">
            <text:p>932</text:p>
          </table:table-cell>
          <table:table-cell table:style-name="ACE-5" table:formula="of:=([.C12]/[.D12])" office:value-type="float" office:value="0.16630901287553648">
            <text:p>16.63%</text:p>
          </table:table-cell>
          <table:table-cell table:style-name="ACE-5" table:formula="of:=(1-[.E12])" office:value-type="float" office:value="0.83369098712446355">
            <text:p>83.37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43</text:p>
          </table:table-cell>
          <table:table-cell table:style-name="ACE-1" office:value-type="float" office:value="183">
            <text:p>183</text:p>
          </table:table-cell>
          <table:table-cell table:style-name="ACE-1" office:value-type="float" office:value="893">
            <text:p>893</text:p>
          </table:table-cell>
          <table:table-cell table:style-name="ACE-5" table:formula="of:=([.C13]/[.D13])" office:value-type="float" office:value="0.20492721164613661">
            <text:p>20.49%</text:p>
          </table:table-cell>
          <table:table-cell table:style-name="ACE-5" table:formula="of:=(1-[.E13])" office:value-type="float" office:value="0.79507278835386341">
            <text:p>79.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50</text:p>
          </table:table-cell>
          <table:table-cell table:style-name="ACE-1" office:value-type="float" office:value="202">
            <text:p>202</text:p>
          </table:table-cell>
          <table:table-cell table:style-name="ACE-1" office:value-type="float" office:value="913">
            <text:p>913</text:p>
          </table:table-cell>
          <table:table-cell table:style-name="ACE-5" table:formula="of:=([.C14]/[.D14])" office:value-type="float" office:value="0.2212486308871851">
            <text:p>22.12%</text:p>
          </table:table-cell>
          <table:table-cell table:style-name="ACE-5" table:formula="of:=(1-[.E14])" office:value-type="float" office:value="0.77875136911281495">
            <text:p>77.8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57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908">
            <text:p>908</text:p>
          </table:table-cell>
          <table:table-cell table:style-name="ACE-5" table:formula="of:=([.C15]/[.D15])" office:value-type="float" office:value="0.45154185022026433">
            <text:p>45.15%</text:p>
          </table:table-cell>
          <table:table-cell table:style-name="ACE-5" table:formula="of:=(1-[.E15])" office:value-type="float" office:value="0.54845814977973562">
            <text:p>54.8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70</text:p>
          </table:table-cell>
          <table:table-cell table:style-name="ACE-1" office:value-type="float" office:value="706">
            <text:p>706</text:p>
          </table:table-cell>
          <table:table-cell table:style-name="ACE-1" office:value-type="float" office:value="913">
            <text:p>913</text:p>
          </table:table-cell>
          <table:table-cell table:style-name="ACE-5" table:formula="of:=([.C16]/[.D16])" office:value-type="float" office:value="0.7732749178532311">
            <text:p>77.33%</text:p>
          </table:table-cell>
          <table:table-cell table:style-name="ACE-5" table:formula="of:=(1-[.E16])" office:value-type="float" office:value="0.2267250821467689">
            <text:p>22.6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89220</text:p>
          </table:table-cell>
          <table:table-cell table:style-name="ACE-1" office:value-type="string">
            <text:p>0312</text:p>
          </table:table-cell>
          <table:table-cell table:style-name="ACE-1" office:value-type="float" office:value="493">
            <text:p>493</text:p>
          </table:table-cell>
          <table:table-cell table:style-name="ACE-1" office:value-type="float" office:value="1044">
            <text:p>1044</text:p>
          </table:table-cell>
          <table:table-cell table:style-name="ACE-5" table:formula="of:=([.C17]/[.D17])" office:value-type="float" office:value="0.47222222222222221">
            <text:p>47.22%</text:p>
          </table:table-cell>
          <table:table-cell table:style-name="ACE-5" table:formula="of:=(1-[.E17])" office:value-type="float" office:value="0.52777777777777779">
            <text:p>52.7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313</text:p>
          </table:table-cell>
          <table:table-cell table:style-name="ACE-1" office:value-type="float" office:value="492">
            <text:p>492</text:p>
          </table:table-cell>
          <table:table-cell table:style-name="ACE-1" office:value-type="float" office:value="940">
            <text:p>940</text:p>
          </table:table-cell>
          <table:table-cell table:style-name="ACE-5" table:formula="of:=([.C18]/[.D18])" office:value-type="float" office:value="0.52340425531914891">
            <text:p>52.34%</text:p>
          </table:table-cell>
          <table:table-cell table:style-name="ACE-5" table:formula="of:=(1-[.E18])" office:value-type="float" office:value="0.47659574468085109">
            <text:p>47.66%</text:p>
          </table:table-cell>
          <table:table-cell table:style-name="ACE-5" table:formula="of:=(SUM([.C12:.C18])/SUM([.D12:.D18]))" office:value-type="float" office:value="0.40363747516429771">
            <text:p>40.36%</text:p>
          </table:table-cell>
          <table:table-cell table:style-name="ACE-5" table:formula="of:=(1-[.G18])" office:value-type="float" office:value="0.59636252483570229">
            <text:p>59.6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2</text:p>
          </table:table-cell>
          <table:table-cell table:style-name="ACE-1" office:value-type="float" office:value="740">
            <text:p>740</text:p>
          </table:table-cell>
          <table:table-cell table:style-name="ACE-1" office:value-type="float" office:value="3541">
            <text:p>3541</text:p>
          </table:table-cell>
          <table:table-cell table:style-name="ACE-5" table:formula="of:=([.C19]/[.D19])" office:value-type="float" office:value="0.20898051397910195">
            <text:p>20.90%</text:p>
          </table:table-cell>
          <table:table-cell table:style-name="ACE-5" table:formula="of:=(1-[.E19])" office:value-type="float" office:value="0.79101948602089811">
            <text:p>79.1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8</text:p>
          </table:table-cell>
          <table:table-cell table:style-name="ACE-1" office:value-type="float" office:value="1589">
            <text:p>1589</text:p>
          </table:table-cell>
          <table:table-cell table:style-name="ACE-1" office:value-type="float" office:value="3259">
            <text:p>3259</text:p>
          </table:table-cell>
          <table:table-cell table:style-name="ACE-5" table:formula="of:=([.C20]/[.D20])" office:value-type="float" office:value="0.48757287511506597">
            <text:p>48.76%</text:p>
          </table:table-cell>
          <table:table-cell table:style-name="ACE-5" table:formula="of:=(1-[.E20])" office:value-type="float" office:value="0.51242712488493403">
            <text:p>51.24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395</text:p>
          </table:table-cell>
          <table:table-cell table:style-name="ACE-1" office:value-type="float" office:value="1136">
            <text:p>1136</text:p>
          </table:table-cell>
          <table:table-cell table:style-name="ACE-1" office:value-type="float" office:value="3687">
            <text:p>3687</text:p>
          </table:table-cell>
          <table:table-cell table:style-name="ACE-5" table:formula="of:=([.C21]/[.D21])" office:value-type="float" office:value="0.30810957417954976">
            <text:p>30.81%</text:p>
          </table:table-cell>
          <table:table-cell table:style-name="ACE-5" table:formula="of:=(1-[.E21])" office:value-type="float" office:value="0.69189042582045024">
            <text:p>69.1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543</text:p>
          </table:table-cell>
          <table:table-cell table:style-name="ACE-1" office:value-type="float" office:value="922">
            <text:p>922</text:p>
          </table:table-cell>
          <table:table-cell table:style-name="ACE-1" office:value-type="float" office:value="3771">
            <text:p>3771</text:p>
          </table:table-cell>
          <table:table-cell table:style-name="ACE-5" table:formula="of:=([.C22]/[.D22])" office:value-type="float" office:value="0.24449748077433042">
            <text:p>24.45%</text:p>
          </table:table-cell>
          <table:table-cell table:style-name="ACE-5" table:formula="of:=(1-[.E22])" office:value-type="float" office:value="0.75550251922566958">
            <text:p>75.55%</text:p>
          </table:table-cell>
          <table:table-cell table:number-columns-repeated="122" table:style-name="ACE-1"/>
        </table:table-row>
        <table:table-row table:style-name="AROW-1">
          <table:table-cell table:style-name="ACE-2" office:value-type="string">
            <text:p>419892079</text:p>
          </table:table-cell>
          <table:table-cell table:style-name="ACE-2" office:value-type="string">
            <text:p>062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6" table:formula="of:=([.C23]/[.D23])" office:value-type="float" office:value="1">
            <text:p>100.00%</text:p>
          </table:table-cell>
          <table:table-cell table:style-name="ACE-6" table:formula="of:=(1-[.E23])" office:value-type="float" office:value="0">
            <text:p>0.00%</text:p>
          </table:table-cell>
          <table:table-cell table:number-columns-repeated="2" table:style-name="ACE-2"/>
          <table:table-cell table:number-columns-repeated="120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630</text:p>
          </table:table-cell>
          <table:table-cell table:style-name="ACE-1" office:value-type="float" office:value="1069">
            <text:p>1069</text:p>
          </table:table-cell>
          <table:table-cell table:style-name="ACE-1" office:value-type="float" office:value="3587">
            <text:p>3587</text:p>
          </table:table-cell>
          <table:table-cell table:style-name="ACE-5" table:formula="of:=([.C24]/[.D24])" office:value-type="float" office:value="0.29802063005296908">
            <text:p>29.80%</text:p>
          </table:table-cell>
          <table:table-cell table:style-name="ACE-5" table:formula="of:=(1-[.E24])" office:value-type="float" office:value="0.70197936994703092">
            <text:p>70.20%</text:p>
          </table:table-cell>
          <table:table-cell table:style-name="ACE-5" table:formula="of:=(SUM([.C19:.C24])/SUM([.D19:.D24]))" office:value-type="float" office:value="0.30578280847248684">
            <text:p>30.58%</text:p>
          </table:table-cell>
          <table:table-cell table:style-name="ACE-5" table:formula="of:=(1-[.G24])" office:value-type="float" office:value="0.69421719152751316">
            <text:p>69.42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32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5163">
            <text:p>5163</text:p>
          </table:table-cell>
          <table:table-cell table:style-name="ACE-5" table:formula="of:=([.C25]/[.D25])" office:value-type="float" office:value="0.11814836335463877">
            <text:p>11.81%</text:p>
          </table:table-cell>
          <table:table-cell table:style-name="ACE-5" table:formula="of:=(1-[.E25])" office:value-type="float" office:value="0.88185163664536126">
            <text:p>88.1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78</text:p>
          </table:table-cell>
          <table:table-cell table:style-name="ACE-1" office:value-type="float" office:value="437">
            <text:p>437</text:p>
          </table:table-cell>
          <table:table-cell table:style-name="ACE-1" office:value-type="float" office:value="3736">
            <text:p>3736</text:p>
          </table:table-cell>
          <table:table-cell table:style-name="ACE-5" table:formula="of:=([.C26]/[.D26])" office:value-type="float" office:value="0.11697002141327623">
            <text:p>11.70%</text:p>
          </table:table-cell>
          <table:table-cell table:style-name="ACE-5" table:formula="of:=(1-[.E26])" office:value-type="float" office:value="0.88302997858672372">
            <text:p>88.3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882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4647">
            <text:p>4647</text:p>
          </table:table-cell>
          <table:table-cell table:style-name="ACE-5" table:formula="of:=([.C27]/[.D27])" office:value-type="float" office:value="0.15063481816225521">
            <text:p>15.06%</text:p>
          </table:table-cell>
          <table:table-cell table:style-name="ACE-5" table:formula="of:=(1-[.E27])" office:value-type="float" office:value="0.84936518183774479">
            <text:p>84.94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910</text:p>
          </table:table-cell>
          <table:table-cell table:style-name="ACE-1" office:value-type="float" office:value="412">
            <text:p>412</text:p>
          </table:table-cell>
          <table:table-cell table:style-name="ACE-1" office:value-type="float" office:value="2989">
            <text:p>2989</text:p>
          </table:table-cell>
          <table:table-cell table:style-name="ACE-5" table:formula="of:=([.C28]/[.D28])" office:value-type="float" office:value="0.13783874205419872">
            <text:p>13.78%</text:p>
          </table:table-cell>
          <table:table-cell table:style-name="ACE-5" table:formula="of:=(1-[.E28])" office:value-type="float" office:value="0.86216125794580134">
            <text:p>86.2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1128</text:p>
          </table:table-cell>
          <table:table-cell table:style-name="ACE-1" office:value-type="float" office:value="504">
            <text:p>504</text:p>
          </table:table-cell>
          <table:table-cell table:style-name="ACE-1" office:value-type="float" office:value="3769">
            <text:p>3769</text:p>
          </table:table-cell>
          <table:table-cell table:style-name="ACE-5" table:formula="of:=([.C29]/[.D29])" office:value-type="float" office:value="0.13372247280445743">
            <text:p>13.37%</text:p>
          </table:table-cell>
          <table:table-cell table:style-name="ACE-5" table:formula="of:=(1-[.E29])" office:value-type="float" office:value="0.86627752719554252">
            <text:p>86.63%</text:p>
          </table:table-cell>
          <table:table-cell table:style-name="ACE-5" table:formula="of:=(SUM([.C25:.C29])/SUM([.D25:.D29]))" office:value-type="float" office:value="0.13115642237982664">
            <text:p>13.12%</text:p>
          </table:table-cell>
          <table:table-cell table:style-name="ACE-5" table:formula="of:=(1-[.G29])" office:value-type="float" office:value="0.86884357762017339">
            <text:p>86.88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20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146">
            <text:p>1146</text:p>
          </table:table-cell>
          <table:table-cell table:style-name="ACE-5" table:formula="of:=([.C30]/[.D30])" office:value-type="float" office:value="0.058464223385689351">
            <text:p>5.85%</text:p>
          </table:table-cell>
          <table:table-cell table:style-name="ACE-5" table:formula="of:=(1-[.E30])" office:value-type="float" office:value="0.94153577661431065">
            <text:p>94.1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55</text:p>
          </table:table-cell>
          <table:table-cell table:style-name="ACE-1" office:value-type="float" office:value="118">
            <text:p>118</text:p>
          </table:table-cell>
          <table:table-cell table:style-name="ACE-1" office:value-type="float" office:value="1123">
            <text:p>1123</text:p>
          </table:table-cell>
          <table:table-cell table:style-name="ACE-5" table:formula="of:=([.C31]/[.D31])" office:value-type="float" office:value="0.10507569011576136">
            <text:p>10.51%</text:p>
          </table:table-cell>
          <table:table-cell table:style-name="ACE-5" table:formula="of:=(1-[.E31])" office:value-type="float" office:value="0.89492430988423866">
            <text:p>89.4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144</text:p>
          </table:table-cell>
          <table:table-cell table:style-name="ACE-1" office:value-type="float" office:value="91">
            <text:p>91</text:p>
          </table:table-cell>
          <table:table-cell table:style-name="ACE-1" office:value-type="float" office:value="1087">
            <text:p>1087</text:p>
          </table:table-cell>
          <table:table-cell table:style-name="ACE-5" table:formula="of:=([.C32]/[.D32])" office:value-type="float" office:value="0.083716651333946637">
            <text:p>8.37%</text:p>
          </table:table-cell>
          <table:table-cell table:style-name="ACE-5" table:formula="of:=(1-[.E32])" office:value-type="float" office:value="0.91628334866605332">
            <text:p>91.63%</text:p>
          </table:table-cell>
          <table:table-cell table:number-columns-repeated="122" table:style-name="ACE-1"/>
        </table:table-row>
        <table:table-row table:style-name="AROW-1">
          <table:table-cell table:style-name="ACE-3" office:value-type="string">
            <text:p>426104676</text:p>
          </table:table-cell>
          <table:table-cell table:style-name="ACE-3" office:value-type="string">
            <text:p>0201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072">
            <text:p>1072</text:p>
          </table:table-cell>
          <table:table-cell table:style-name="ACE-7" table:formula="of:=([.C33]/[.D33])" office:value-type="float" office:value="0.041977611940298511">
            <text:p>4.20%</text:p>
          </table:table-cell>
          <table:table-cell table:style-name="ACE-7" table:formula="of:=(1-[.E33])" office:value-type="float" office:value="0.95802238805970152">
            <text:p>95.80%</text:p>
          </table:table-cell>
          <table:table-cell table:number-columns-repeated="2" table:style-name="ACE-3"/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219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139">
            <text:p>1139</text:p>
          </table:table-cell>
          <table:table-cell table:style-name="ACE-5" table:formula="of:=([.C34]/[.D34])" office:value-type="float" office:value="0.053555750658472345">
            <text:p>5.36%</text:p>
          </table:table-cell>
          <table:table-cell table:style-name="ACE-5" table:formula="of:=(1-[.E34])" office:value-type="float" office:value="0.94644424934152771">
            <text:p>94.64%</text:p>
          </table:table-cell>
          <table:table-cell table:style-name="ACE-5" table:formula="of:=(SUM([.C30:.C34])/SUM([.D30:.D34]))" office:value-type="float" office:value="0.068618645590084432">
            <text:p>6.86%</text:p>
          </table:table-cell>
          <table:table-cell table:style-name="ACE-5" table:formula="of:=(1-[.G34])" office:value-type="float" office:value="0.93138135440991554">
            <text:p>93.1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54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1085">
            <text:p>1085</text:p>
          </table:table-cell>
          <table:table-cell table:style-name="ACE-5" table:formula="of:=([.C35]/[.D35])" office:value-type="float" office:value="0.070046082949308752">
            <text:p>7.00%</text:p>
          </table:table-cell>
          <table:table-cell table:style-name="ACE-5" table:formula="of:=(1-[.E35])" office:value-type="float" office:value="0.92995391705069119">
            <text:p>93.0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66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154">
            <text:p>1154</text:p>
          </table:table-cell>
          <table:table-cell table:style-name="ACE-5" table:formula="of:=([.C36]/[.D36])" office:value-type="float" office:value="0.084922010398613523">
            <text:p>8.49%</text:p>
          </table:table-cell>
          <table:table-cell table:style-name="ACE-5" table:formula="of:=(1-[.E36])" office:value-type="float" office:value="0.91507798960138653">
            <text:p>91.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20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1105">
            <text:p>1105</text:p>
          </table:table-cell>
          <table:table-cell table:style-name="ACE-5" table:formula="of:=([.C37]/[.D37])" office:value-type="float" office:value="0.10407239819004525">
            <text:p>10.41%</text:p>
          </table:table-cell>
          <table:table-cell table:style-name="ACE-5" table:formula="of:=(1-[.E37])" office:value-type="float" office:value="0.89592760180995479">
            <text:p>89.5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73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066">
            <text:p>1066</text:p>
          </table:table-cell>
          <table:table-cell table:style-name="ACE-5" table:formula="of:=([.C38]/[.D38])" office:value-type="float" office:value="0.086303939962476553">
            <text:p>8.63%</text:p>
          </table:table-cell>
          <table:table-cell table:style-name="ACE-5" table:formula="of:=(1-[.E38])" office:value-type="float" office:value="0.91369606003752346">
            <text:p>91.37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222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059">
            <text:p>1059</text:p>
          </table:table-cell>
          <table:table-cell table:style-name="ACE-5" table:formula="of:=([.C39]/[.D39])" office:value-type="float" office:value="0.076487252124645896">
            <text:p>7.65%</text:p>
          </table:table-cell>
          <table:table-cell table:style-name="ACE-5" table:formula="of:=(1-[.E39])" office:value-type="float" office:value="0.92351274787535409">
            <text:p>92.35%</text:p>
          </table:table-cell>
          <table:table-cell table:style-name="ACE-5" table:formula="of:=(SUM([.C35:.C39])/SUM([.D35:.D39]))" office:value-type="float" office:value="0.084476138233680748">
            <text:p>8.45%</text:p>
          </table:table-cell>
          <table:table-cell table:style-name="ACE-5" table:formula="of:=(1-[.G39])" office:value-type="float" office:value="0.91552386176631928">
            <text:p>91.5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2</text:p>
          </table:table-cell>
          <table:table-cell table:style-name="ACE-1" office:value-type="float" office:value="606">
            <text:p>606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0]/[.D40])" office:value-type="float" office:value="0.27309598918431727">
            <text:p>27.31%</text:p>
          </table:table-cell>
          <table:table-cell table:style-name="ACE-5" table:formula="of:=(1-[.E40])" office:value-type="float" office:value="0.72690401081568279">
            <text:p>72.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5</text:p>
          </table:table-cell>
          <table:table-cell table:style-name="ACE-1" office:value-type="float" office:value="384">
            <text:p>384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1]/[.D41])" office:value-type="float" office:value="0.17305092383956738">
            <text:p>17.31%</text:p>
          </table:table-cell>
          <table:table-cell table:style-name="ACE-5" table:formula="of:=(1-[.E41])" office:value-type="float" office:value="0.82694907616043256">
            <text:p>82.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96</text:p>
          </table:table-cell>
          <table:table-cell table:style-name="ACE-1" office:value-type="float" office:value="683">
            <text:p>683</text:p>
          </table:table-cell>
          <table:table-cell table:style-name="ACE-1" office:value-type="float" office:value="2232">
            <text:p>2232</text:p>
          </table:table-cell>
          <table:table-cell table:style-name="ACE-5" table:formula="of:=([.C42]/[.D42])" office:value-type="float" office:value="0.30600358422939067">
            <text:p>30.60%</text:p>
          </table:table-cell>
          <table:table-cell table:style-name="ACE-5" table:formula="of:=(1-[.E42])" office:value-type="float" office:value="0.69399641577060933">
            <text:p>69.4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0</text:p>
          </table:table-cell>
          <table:table-cell table:style-name="ACE-1" office:value-type="float" office:value="787">
            <text:p>787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3]/[.D43])" office:value-type="float" office:value="0.35102586975914363">
            <text:p>35.10%</text:p>
          </table:table-cell>
          <table:table-cell table:style-name="ACE-5" table:formula="of:=(1-[.E43])" office:value-type="float" office:value="0.64897413024085637">
            <text:p>64.9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1</text:p>
          </table:table-cell>
          <table:table-cell table:style-name="ACE-1" office:value-type="float" office:value="889">
            <text:p>889</text:p>
          </table:table-cell>
          <table:table-cell table:style-name="ACE-1" office:value-type="float" office:value="2259">
            <text:p>2259</text:p>
          </table:table-cell>
          <table:table-cell table:style-name="ACE-5" table:formula="of:=([.C44]/[.D44])" office:value-type="float" office:value="0.3935369632580788">
            <text:p>39.35%</text:p>
          </table:table-cell>
          <table:table-cell table:style-name="ACE-5" table:formula="of:=(1-[.E44])" office:value-type="float" office:value="0.60646303674192126">
            <text:p>60.65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587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5]/[.D45])" office:value-type="float" office:value="0.23416592328278324">
            <text:p>23.42%</text:p>
          </table:table-cell>
          <table:table-cell table:style-name="ACE-5" table:formula="of:=(1-[.E45])" office:value-type="float" office:value="0.76583407671721671">
            <text:p>76.5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24</text:p>
          </table:table-cell>
          <table:table-cell table:style-name="ACE-1" office:value-type="float" office:value="345">
            <text:p>345</text:p>
          </table:table-cell>
          <table:table-cell table:style-name="ACE-1" office:value-type="float" office:value="1499">
            <text:p>1499</text:p>
          </table:table-cell>
          <table:table-cell table:style-name="ACE-5" table:formula="of:=([.C46]/[.D46])" office:value-type="float" office:value="0.23015343562374915">
            <text:p>23.02%</text:p>
          </table:table-cell>
          <table:table-cell table:style-name="ACE-5" table:formula="of:=(1-[.E46])" office:value-type="float" office:value="0.76984656437625087">
            <text:p>76.9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34</text:p>
          </table:table-cell>
          <table:table-cell table:style-name="ACE-1" office:value-type="float" office:value="324">
            <text:p>324</text:p>
          </table:table-cell>
          <table:table-cell table:style-name="ACE-1" office:value-type="float" office:value="1571">
            <text:p>1571</text:p>
          </table:table-cell>
          <table:table-cell table:style-name="ACE-5" table:formula="of:=([.C47]/[.D47])" office:value-type="float" office:value="0.20623806492679822">
            <text:p>20.62%</text:p>
          </table:table-cell>
          <table:table-cell table:style-name="ACE-5" table:formula="of:=(1-[.E47])" office:value-type="float" office:value="0.79376193507320181">
            <text:p>79.38%</text:p>
          </table:table-cell>
          <table:table-cell table:style-name="ACE-5" table:formula="of:=(SUM([.C40:.C47])/SUM([.D40:.D47]))" office:value-type="float" office:value="0.27561730267548384">
            <text:p>27.56%</text:p>
          </table:table-cell>
          <table:table-cell table:style-name="ACE-5" table:formula="of:=(1-[.G47])" office:value-type="float" office:value="0.72438269732451621">
            <text:p>72.44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24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1032">
            <text:p>1032</text:p>
          </table:table-cell>
          <table:table-cell table:style-name="ACE-5" table:formula="of:=([.C48]/[.D48])" office:value-type="float" office:value="0.10465116279069768">
            <text:p>10,47%</text:p>
          </table:table-cell>
          <table:table-cell table:style-name="ACE-5" table:formula="of:=(1-[.E48])" office:value-type="float" office:value="0.89534883720930236">
            <text:p>89,53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35</text:p>
          </table:table-cell>
          <table:table-cell table:style-name="ACE-1" office:value-type="float" office:value="122">
            <text:p>122</text:p>
          </table:table-cell>
          <table:table-cell table:style-name="ACE-1" office:value-type="float" office:value="970">
            <text:p>970</text:p>
          </table:table-cell>
          <table:table-cell table:style-name="ACE-5" table:formula="of:=([.C49]/[.D49])" office:value-type="float" office:value="0.12577319587628866">
            <text:p>12,58%</text:p>
          </table:table-cell>
          <table:table-cell table:style-name="ACE-5" table:formula="of:=(1-[.E49])" office:value-type="float" office:value="0.87422680412371134">
            <text:p>87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211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1723">
            <text:p>1723</text:p>
          </table:table-cell>
          <table:table-cell table:style-name="ACE-5" table:formula="of:=([.C50]/[.D50])" office:value-type="float" office:value="0.17411491584445735">
            <text:p>17,41%</text:p>
          </table:table-cell>
          <table:table-cell table:style-name="ACE-5" table:formula="of:=(1-[.E50])" office:value-type="float" office:value="0.82588508415554263">
            <text:p>82,5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346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488">
            <text:p>1488</text:p>
          </table:table-cell>
          <table:table-cell table:style-name="ACE-5" table:formula="of:=([.C51]/[.D51])" office:value-type="float" office:value="0.13642473118279569">
            <text:p>13,64%</text:p>
          </table:table-cell>
          <table:table-cell table:style-name="ACE-5" table:formula="of:=(1-[.E51])" office:value-type="float" office:value="0.86357526881720426">
            <text:p>86,3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1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2068">
            <text:p>2068</text:p>
          </table:table-cell>
          <table:table-cell table:style-name="ACE-5" table:formula="of:=([.C52]/[.D52])" office:value-type="float" office:value="0.10880077369439071">
            <text:p>10,88%</text:p>
          </table:table-cell>
          <table:table-cell table:style-name="ACE-5" table:formula="of:=(1-[.E52])" office:value-type="float" office:value="0.89119922630560933">
            <text:p>89,1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2084">
            <text:p>2084</text:p>
          </table:table-cell>
          <table:table-cell table:style-name="ACE-5" table:formula="of:=([.C53]/[.D53])" office:value-type="float" office:value="0.1324376199616123">
            <text:p>13,24%</text:p>
          </table:table-cell>
          <table:table-cell table:style-name="ACE-5" table:formula="of:=(1-[.E53])" office:value-type="float" office:value="0.8675623800383877">
            <text:p>86,7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46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1463">
            <text:p>1463</text:p>
          </table:table-cell>
          <table:table-cell table:style-name="ACE-5" table:formula="of:=([.C54]/[.D54])" office:value-type="float" office:value="0.06903622693096377">
            <text:p>6,90%</text:p>
          </table:table-cell>
          <table:table-cell table:style-name="ACE-5" table:formula="of:=(1-[.E54])" office:value-type="float" office:value="0.93096377306903622">
            <text:p>93,1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58</text:p>
          </table:table-cell>
          <table:table-cell table:style-name="ACE-1" office:value-type="float" office:value="173">
            <text:p>173</text:p>
          </table:table-cell>
          <table:table-cell table:style-name="ACE-1" office:value-type="float" office:value="1486">
            <text:p>1486</text:p>
          </table:table-cell>
          <table:table-cell table:style-name="ACE-5" table:formula="of:=([.C55]/[.D55])" office:value-type="float" office:value="0.11641991924629878">
            <text:p>11,64%</text:p>
          </table:table-cell>
          <table:table-cell table:style-name="ACE-5" table:formula="of:=(1-[.E55])" office:value-type="float" office:value="0.8835800807537012">
            <text:p>88,36%</text:p>
          </table:table-cell>
          <table:table-cell table:style-name="ACE-5" table:formula="of:=(SUM([.C48:.C55])/SUM([.D48:.D55]))" office:value-type="float" office:value="0.12246223810297223">
            <text:p>12,25%</text:p>
          </table:table-cell>
          <table:table-cell table:style-name="ACE-5" table:formula="of:=(1-[.G55])" office:value-type="float" office:value="0.87753776189702781">
            <text:p>87,7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075</text:p>
          </table:table-cell>
          <table:table-cell table:style-name="ACE-1" office:value-type="float" office:value="141">
            <text:p>141</text:p>
          </table:table-cell>
          <table:table-cell table:style-name="ACE-1" office:value-type="float" office:value="1271">
            <text:p>1271</text:p>
          </table:table-cell>
          <table:table-cell table:style-name="ACE-5" table:formula="of:=([.C56]/[.D56])" office:value-type="float" office:value="0.11093627065302911">
            <text:p>11,09%</text:p>
          </table:table-cell>
          <table:table-cell table:style-name="ACE-5" table:formula="of:=(1-[.E56])" office:value-type="float" office:value="0.88906372934697087">
            <text:p>88,91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33</text:p>
          </table:table-cell>
          <table:table-cell table:style-name="ACE-1" office:value-type="float" office:value="302">
            <text:p>302</text:p>
          </table:table-cell>
          <table:table-cell table:style-name="ACE-1" office:value-type="float" office:value="1277">
            <text:p>1277</text:p>
          </table:table-cell>
          <table:table-cell table:style-name="ACE-5" table:formula="of:=([.C57]/[.D57])" office:value-type="float" office:value="0.23649177760375881">
            <text:p>23,65%</text:p>
          </table:table-cell>
          <table:table-cell table:style-name="ACE-5" table:formula="of:=(1-[.E57])" office:value-type="float" office:value="0.76350822239624117">
            <text:p>7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84</text:p>
          </table:table-cell>
          <table:table-cell table:style-name="ACE-1" office:value-type="float" office:value="515">
            <text:p>515</text:p>
          </table:table-cell>
          <table:table-cell table:style-name="ACE-1" office:value-type="float" office:value="1237">
            <text:p>1237</text:p>
          </table:table-cell>
          <table:table-cell table:style-name="ACE-5" table:formula="of:=([.C58]/[.D58])" office:value-type="float" office:value="0.41632983023443815">
            <text:p>41,63%</text:p>
          </table:table-cell>
          <table:table-cell table:style-name="ACE-5" table:formula="of:=(1-[.E58])" office:value-type="float" office:value="0.58367016976556185">
            <text:p>58,3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245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1240">
            <text:p>1240</text:p>
          </table:table-cell>
          <table:table-cell table:style-name="ACE-5" table:formula="of:=([.C59]/[.D59])" office:value-type="float" office:value="0.11854838709677419">
            <text:p>11,85%</text:p>
          </table:table-cell>
          <table:table-cell table:style-name="ACE-5" table:formula="of:=(1-[.E59])" office:value-type="float" office:value="0.88145161290322582">
            <text:p>88,1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32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60]/[.D60])" office:value-type="float" office:value="0.15618521078092606">
            <text:p>15,62%</text:p>
          </table:table-cell>
          <table:table-cell table:style-name="ACE-5" table:formula="of:=(1-[.E60])" office:value-type="float" office:value="0.84381478921907394">
            <text:p>84,3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59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1280">
            <text:p>1280</text:p>
          </table:table-cell>
          <table:table-cell table:style-name="ACE-5" table:formula="of:=([.C61]/[.D61])" office:value-type="float" office:value="0.203125">
            <text:p>20,31%</text:p>
          </table:table-cell>
          <table:table-cell table:style-name="ACE-5" table:formula="of:=(1-[.E61])" office:value-type="float" office:value="0.796875">
            <text:p>79,69%</text:p>
          </table:table-cell>
          <table:table-cell table:style-name="ACE-5" table:formula="of:=(SUM([.C56:.C61])/SUM([.D56:.D61]))" office:value-type="float" office:value="0.20523735810113519">
            <text:p>20,52%</text:p>
          </table:table-cell>
          <table:table-cell table:style-name="ACE-5" table:formula="of:=(1-[.G61])" office:value-type="float" office:value="0.79476264189886481">
            <text:p>79,48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62</text:p>
          </table:table-cell>
          <table:table-cell table:style-name="ACE-1" office:value-type="float" office:value="565">
            <text:p>565</text:p>
          </table:table-cell>
          <table:table-cell table:style-name="ACE-1" office:value-type="float" office:value="1686">
            <text:p>1686</text:p>
          </table:table-cell>
          <table:table-cell table:style-name="ACE-5" table:formula="of:=([.C62]/[.D62])" office:value-type="float" office:value="0.33511269276393829">
            <text:p>33,51%</text:p>
          </table:table-cell>
          <table:table-cell table:style-name="ACE-5" table:formula="of:=(1-[.E62])" office:value-type="float" office:value="0.66488730723606171">
            <text:p>66,4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83</text:p>
          </table:table-cell>
          <table:table-cell table:style-name="ACE-1" office:value-type="float" office:value="325">
            <text:p>325</text:p>
          </table:table-cell>
          <table:table-cell table:style-name="ACE-1" office:value-type="float" office:value="1696">
            <text:p>1696</text:p>
          </table:table-cell>
          <table:table-cell table:style-name="ACE-5" table:formula="of:=([.C63]/[.D63])" office:value-type="float" office:value="0.19162735849056603">
            <text:p>19,16%</text:p>
          </table:table-cell>
          <table:table-cell table:style-name="ACE-5" table:formula="of:=(1-[.E63])" office:value-type="float" office:value="0.808372641509434">
            <text:p>80,8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22</text:p>
          </table:table-cell>
          <table:table-cell table:style-name="ACE-1" office:value-type="float" office:value="538">
            <text:p>538</text:p>
          </table:table-cell>
          <table:table-cell table:style-name="ACE-1" office:value-type="float" office:value="1674">
            <text:p>1674</text:p>
          </table:table-cell>
          <table:table-cell table:style-name="ACE-5" table:formula="of:=([.C64]/[.D64])" office:value-type="float" office:value="0.32138590203106332">
            <text:p>32,14%</text:p>
          </table:table-cell>
          <table:table-cell table:style-name="ACE-5" table:formula="of:=(1-[.E64])" office:value-type="float" office:value="0.67861409796893668">
            <text:p>67,8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46</text:p>
          </table:table-cell>
          <table:table-cell table:style-name="ACE-1" office:value-type="float" office:value="645">
            <text:p>645</text:p>
          </table:table-cell>
          <table:table-cell table:style-name="ACE-1" office:value-type="float" office:value="1574">
            <text:p>1574</text:p>
          </table:table-cell>
          <table:table-cell table:style-name="ACE-5" table:formula="of:=([.C65]/[.D65])" office:value-type="float" office:value="0.40978398983481573">
            <text:p>40,98%</text:p>
          </table:table-cell>
          <table:table-cell table:style-name="ACE-5" table:formula="of:=(1-[.E65])" office:value-type="float" office:value="0.59021601016518432">
            <text:p>59,0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1</text:p>
          </table:table-cell>
          <table:table-cell table:style-name="ACE-1" office:value-type="float" office:value="358">
            <text:p>358</text:p>
          </table:table-cell>
          <table:table-cell table:style-name="ACE-1" office:value-type="float" office:value="1616">
            <text:p>1616</text:p>
          </table:table-cell>
          <table:table-cell table:style-name="ACE-5" table:formula="of:=([.C66]/[.D66])" office:value-type="float" office:value="0.22153465346534654">
            <text:p>22,15%</text:p>
          </table:table-cell>
          <table:table-cell table:style-name="ACE-5" table:formula="of:=(1-[.E66])" office:value-type="float" office:value="0.77846534653465349">
            <text:p>77,8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6</text:p>
          </table:table-cell>
          <table:table-cell table:style-name="ACE-1" office:value-type="float" office:value="561">
            <text:p>561</text:p>
          </table:table-cell>
          <table:table-cell table:style-name="ACE-1" office:value-type="float" office:value="1627">
            <text:p>1627</text:p>
          </table:table-cell>
          <table:table-cell table:style-name="ACE-5" table:formula="of:=([.C67]/[.D67])" office:value-type="float" office:value="0.34480639213275965">
            <text:p>34,48%</text:p>
          </table:table-cell>
          <table:table-cell table:style-name="ACE-5" table:formula="of:=(1-[.E67])" office:value-type="float" office:value="0.65519360786724035">
            <text:p>65,52%</text:p>
          </table:table-cell>
          <table:table-cell table:style-name="ACE-5" table:formula="of:=(SUM([.C62:.C67])/SUM([.D62:.D67]))" office:value-type="float" office:value="0.30304871872784361">
            <text:p>30,30%</text:p>
          </table:table-cell>
          <table:table-cell table:style-name="ACE-5" table:formula="of:=(1-[.G67])" office:value-type="float" office:value="0.69695128127215633">
            <text:p>69,7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1</text:p>
          </table:table-cell>
          <table:table-cell table:style-name="ACE-1" office:value-type="float" office:value="370">
            <text:p>370</text:p>
          </table:table-cell>
          <table:table-cell table:style-name="ACE-1" office:value-type="float" office:value="1018">
            <text:p>1018</text:p>
          </table:table-cell>
          <table:table-cell table:style-name="ACE-5" table:formula="of:=([.C68]/[.D68])" office:value-type="float" office:value="0.36345776031434185">
            <text:p>36,35%</text:p>
          </table:table-cell>
          <table:table-cell table:style-name="ACE-5" table:formula="of:=(1-[.E68])" office:value-type="float" office:value="0.63654223968565815">
            <text:p>63,6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6</text:p>
          </table:table-cell>
          <table:table-cell table:style-name="ACE-1" office:value-type="float" office:value="491">
            <text:p>491</text:p>
          </table:table-cell>
          <table:table-cell table:style-name="ACE-1" office:value-type="float" office:value="1054">
            <text:p>1054</text:p>
          </table:table-cell>
          <table:table-cell table:style-name="ACE-5" table:formula="of:=([.C69]/[.D69])" office:value-type="float" office:value="0.46584440227703983">
            <text:p>46,58%</text:p>
          </table:table-cell>
          <table:table-cell table:style-name="ACE-5" table:formula="of:=(1-[.E69])" office:value-type="float" office:value="0.53415559772296017">
            <text:p>53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28</text:p>
          </table:table-cell>
          <table:table-cell table:style-name="ACE-1" office:value-type="float" office:value="661">
            <text:p>661</text:p>
          </table:table-cell>
          <table:table-cell table:style-name="ACE-1" office:value-type="float" office:value="1045">
            <text:p>1045</text:p>
          </table:table-cell>
          <table:table-cell table:style-name="ACE-5" table:formula="of:=([.C70]/[.D70])" office:value-type="float" office:value="0.63253588516746406">
            <text:p>63,25%</text:p>
          </table:table-cell>
          <table:table-cell table:style-name="ACE-5" table:formula="of:=(1-[.E70])" office:value-type="float" office:value="0.36746411483253594">
            <text:p>36,7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37</text:p>
          </table:table-cell>
          <table:table-cell table:style-name="ACE-1" office:value-type="float" office:value="411">
            <text:p>411</text:p>
          </table:table-cell>
          <table:table-cell table:style-name="ACE-1" office:value-type="float" office:value="1080">
            <text:p>1080</text:p>
          </table:table-cell>
          <table:table-cell table:style-name="ACE-5" table:formula="of:=([.C71]/[.D71])" office:value-type="float" office:value="0.38055555555555554">
            <text:p>38,06%</text:p>
          </table:table-cell>
          <table:table-cell table:style-name="ACE-5" table:formula="of:=(1-[.E71])" office:value-type="float" office:value="0.61944444444444446">
            <text:p>61,9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248</text:p>
          </table:table-cell>
          <table:table-cell table:style-name="ACE-1" office:value-type="float" office:value="488">
            <text:p>488</text:p>
          </table:table-cell>
          <table:table-cell table:style-name="ACE-1" office:value-type="float" office:value="1118">
            <text:p>1118</text:p>
          </table:table-cell>
          <table:table-cell table:style-name="ACE-5" table:formula="of:=([.C72]/[.D72])" office:value-type="float" office:value="0.43649373881932019">
            <text:p>43,65%</text:p>
          </table:table-cell>
          <table:table-cell table:style-name="ACE-5" table:formula="of:=(1-[.E72])" office:value-type="float" office:value="0.56350626118067981">
            <text:p>5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249</text:p>
          </table:table-cell>
          <table:table-cell table:style-name="ACE-1" office:value-type="float" office:value="509">
            <text:p>509</text:p>
          </table:table-cell>
          <table:table-cell table:style-name="ACE-1" office:value-type="float" office:value="1110">
            <text:p>1110</text:p>
          </table:table-cell>
          <table:table-cell table:style-name="ACE-5" table:formula="of:=([.C73]/[.D73])" office:value-type="float" office:value="0.45855855855855854">
            <text:p>45,86%</text:p>
          </table:table-cell>
          <table:table-cell table:style-name="ACE-5" table:formula="of:=(1-[.E73])" office:value-type="float" office:value="0.54144144144144146">
            <text:p>54,14%</text:p>
          </table:table-cell>
          <table:table-cell table:style-name="ACE-5" table:formula="of:=(SUM([.C68:.C73])/SUM([.D68:.D73]))" office:value-type="float" office:value="0.45603112840466925">
            <text:p>45,60%</text:p>
          </table:table-cell>
          <table:table-cell table:style-name="ACE-5" table:formula="of:=(1-[.G73])" office:value-type="float" office:value="0.54396887159533081">
            <text:p>54,4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22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1490">
            <text:p>1490</text:p>
          </table:table-cell>
          <table:table-cell table:style-name="ACE-5" table:formula="of:=([.C74]/[.D74])" office:value-type="float" office:value="0.12751677852348994">
            <text:p>12,75%</text:p>
          </table:table-cell>
          <table:table-cell table:style-name="ACE-5" table:formula="of:=(1-[.E74])" office:value-type="float" office:value="0.87248322147651003">
            <text:p>87,2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24</text:p>
          </table:table-cell>
          <table:table-cell table:style-name="ACE-1" office:value-type="float" office:value="271">
            <text:p>271</text:p>
          </table:table-cell>
          <table:table-cell table:style-name="ACE-1" office:value-type="float" office:value="1561">
            <text:p>1561</text:p>
          </table:table-cell>
          <table:table-cell table:style-name="ACE-5" table:formula="of:=([.C75]/[.D75])" office:value-type="float" office:value="0.17360666239590006">
            <text:p>17,36%</text:p>
          </table:table-cell>
          <table:table-cell table:style-name="ACE-5" table:formula="of:=(1-[.E75])" office:value-type="float" office:value="0.82639333760409994">
            <text:p>82,6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099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76]/[.D76])" office:value-type="float" office:value="0.15549412577747063">
            <text:p>15,55%</text:p>
          </table:table-cell>
          <table:table-cell table:style-name="ACE-5" table:formula="of:=(1-[.E76])" office:value-type="float" office:value="0.84450587422252932">
            <text:p>84,4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166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1434">
            <text:p>1434</text:p>
          </table:table-cell>
          <table:table-cell table:style-name="ACE-5" table:formula="of:=([.C77]/[.D77])" office:value-type="float" office:value="0.11297071129707113">
            <text:p>11,30%</text:p>
          </table:table-cell>
          <table:table-cell table:style-name="ACE-5" table:formula="of:=(1-[.E77])" office:value-type="float" office:value="0.88702928870292885">
            <text:p>88,7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248</text:p>
          </table:table-cell>
          <table:table-cell table:style-name="ACE-1" office:value-type="float" office:value="257">
            <text:p>257</text:p>
          </table:table-cell>
          <table:table-cell table:style-name="ACE-1" office:value-type="float" office:value="1519">
            <text:p>1519</text:p>
          </table:table-cell>
          <table:table-cell table:style-name="ACE-5" table:formula="of:=([.C78]/[.D78])" office:value-type="float" office:value="0.16919025674786042">
            <text:p>16,92%</text:p>
          </table:table-cell>
          <table:table-cell table:style-name="ACE-5" table:formula="of:=(1-[.E78])" office:value-type="float" office:value="0.83080974325213952">
            <text:p>83,0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1072</text:p>
          </table:table-cell>
          <table:table-cell table:style-name="ACE-1" office:value-type="string">
            <text:p>0263</text:p>
          </table:table-cell>
          <table:table-cell table:style-name="ACE-1" office:value-type="float" office:value="246">
            <text:p>246</text:p>
          </table:table-cell>
          <table:table-cell table:style-name="ACE-1" office:value-type="float" office:value="1548">
            <text:p>1548</text:p>
          </table:table-cell>
          <table:table-cell table:style-name="ACE-5" table:formula="of:=([.C79]/[.D79])" office:value-type="float" office:value="0.15891472868217055">
            <text:p>15,89%</text:p>
          </table:table-cell>
          <table:table-cell table:style-name="ACE-5" table:formula="of:=(1-[.E79])" office:value-type="float" office:value="0.8410852713178294">
            <text:p>84,11%</text:p>
          </table:table-cell>
          <table:table-cell table:style-name="ACE-5" table:formula="of:=(SUM([.C74:.C79])/SUM([.D74:.D79]))" office:value-type="float" office:value="0.15012779197688633">
            <text:p>15,01%</text:p>
          </table:table-cell>
          <table:table-cell table:style-name="ACE-5" table:formula="of:=(1-[.G79])" office:value-type="float" office:value="0.8498722080231137">
            <text:p>84,99%</text:p>
          </table:table-cell>
          <table:table-cell table:number-columns-repeated="120" table:style-name="ACE-1"/>
        </table:table-row>
        <table:table-row table:style-name="AROW-0" table:number-rows-repeated="4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79">
          <gnm:selection gnm:start-col="3" gnm:start-row="79" gnm:end-col="3" gnm:end-row="7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7T14:00:27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